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MS/Megadrive confusion</text:p>
              </text:list-item>
              <text:list-item>
                <text:p>Miracle ARM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Z80 CPU</text:p>
              </text:list-item>
              <text:list-item>
                <text:p>8KB RAM</text:p>
              </text:list-item>
              <text:list-item>
                <text:p>Custom Video Chip</text:p>
                <text:list>
                  <text:list-item>
                    <text:p>based on Texas Instrument part</text:p>
                  </text:list-item>
                </text:list>
              </text:list-item>
              <text:list-item>
                <text:p>SN76489 Sound Ch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~900 instructions</text:p>
                  </text:list-item>
                  <text:list-item>
                    <text:p>no multiply, no divide</text:p>
                  </text:list-item>
                </text:list>
              </text:list-item>
              <text:list-item>
                <text:p>~3.5MHz</text:p>
                <text:list>
                  <text:list-item>
                    <text:p>but long instruction times... </text:p>
                    <text:list>
                      <text:list-item>
                        <text:p>7 cycles for “LD A, constant”</text:p>
                      </text:list-item>
                      <text:list-item>
                        <text:p>1.75us</text:p>
                      </text:list-item>
                    </text:list>
                  </text:list-item>
                </text:list>
              </text:list-item>
              <text:list-item>
                <text:p>18 8-bit registers</text:p>
                <text:list>
                  <text:list-item>
                    <text:p>General purpose: A, B, C, D, E, H, L</text:p>
                  </text:list-item>
                  <text:list-item>
                    <text:p>Alternate: A', B', C', D', E', H', L'</text:p>
                  </text:list-item>
                  <text:list-item>
                    <text:p>Flags: F, F'</text:p>
                  </text:list-item>
                  <text:list-item>
                    <text:p>IRQ, Memory Refresh: I, R</text:p>
                  </text:list-item>
                  <text:list-item>
                    <text:p>Can be paired and treated at 16-bit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tack: SP</text:p>
                  </text:list-item>
                  <text:list-item>
                    <text:p>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icture here, ROM paging etc</text:p>
              </text:list-item>
              <text:list-item>
                <text:p>readbyte implement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0xcb, 0xdd, 0xed, 0xfd)</text:p>
              </text:list-item>
              <text:list-item>
                <text:p>Opcode byte</text:p>
              </text:list-item>
              <text:list-item>
                <text:p>Operand bytes (0-2)</text:p>
              </text:list-item>
              <text:list-item>
                <text:p>Examples</text:p>
                <text:list>
                  <text:list-item>
                    <text:p>XOR A, A → af</text:p>
                  </text:list-item>
                  <text:list-item>
                    <text:p>LD A, 0xff → 3e ff</text:p>
                  </text:list-item>
                  <text:list-item>
                    <text:p>LD B, (IX + 0x0f) → dd 46 0f</text:p>
                  </text:list-item>
                  <text:list-item>
                    <text:p>LD DE, (0xd019) → ed 5b 19 d0</text:p>
                  </text:list-item>
                  <text:list-item>
                    <text:p>simple loop examp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rithmetic – easy:</text:p>
                <text:list>
                  <text:list-item>
                    <text:p>ADD A, 0x80</text:p>
                  </text:list-item>
                  <text:list-item>
                    <text:p>regs.a += 0x80 ?</text:p>
                  </text:list-item>
                </text:list>
              </text:list-item>
              <text:list-item>
                <text:p>Flags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ased on open source code from JSSpeccy</text:p>
              </text:list-item>
              <text:list-item>
                <text:p>which was based on a Speccy (written in 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ck to example: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var bytetemp = 0x80; <text:s/>// or whatever</text:p>
                  </text:list-item>
                  <text:list-item>
                    <text:p>var addtemp = z80.a + bytetemp;</text:p>
                  </text:list-item>
                  <text:list-item>
                    <text:p>var lookup = ((z80.a &amp; 0x88) &gt;&gt; 3 ) | ((bytetemp &amp; 0x88) &gt;&gt; 2 ) | ((addtemp &amp; 0x88) &gt;&gt; 1);</text:p>
                  </text:list-item>
                  <text:list-item>
                    <text:p>z80.a = addtemp &amp; 0xff;</text:p>
                  </text:list-item>
                  <text:list-item>
                    <text:p>z80.f = (addtemp &amp; 0x100 ? FLAG_C : 0) // Carry bit</text:p>
                  </text:list-item>
                  <text:list-item>
                    <text:p>| halfcarry_add_table[lookup &amp; 0x07] // Half carry</text:p>
                  </text:list-item>
                  <text:list-item>
                    <text:p>| overflow_add_table[lookup &gt;&gt; 4] // overflow </text:p>
                  </text:list-item>
                  <text:list-item>
                    <text:p>| sz53_table[z80.a]; <text:s/>// sign, zero, “undefined” bits</text:p>
                  </text:list-item>
                </text:list>
              </text:list-item>
              <text:list-item>
                <text:p>Z80 – Execution</text:p>
                <text:list>
                  <text:list-item>
                    <text:p>Take instruction tables</text:p>
                  </text:list-item>
                  <text:list-item>
                    <text:p>PERL script to generate jscpp</text:p>
                  </text:list-item>
                  <text:list-item>
                    <text:p>...then preprocessed to javascript</text:p>
                  </text:list-item>
                  <text:list-item>
                    <text:p>Avoids lots of repetitive code</text:p>
                  </text:list-item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  <text:list-item>
                <text:p>VDP</text:p>
                <text:list>
                  <text:list-item>
                    <text:p>16KB of RAM</text:p>
                  </text:list-item>
                  <text:list-item>
                    <text:p>8x8 “tiles”</text:p>
                    <text:list>
                      <text:list-item>
                        <text:p>4 bits per pixel</text:p>
                        <text:list>
                          <text:list-item>
                            <text:p>16 colours from one of two palettes</text:p>
                          </text:list-item>
                        </text:list>
                      </text:list-item>
                      <text:list-item>
                        <text:p>Planar</text:p>
                      </text:list-item>
                    </text:list>
                  </text:list-item>
                  <text:list-item>
                    <text:p>32 entry palettes of 6-bit colour</text:p>
                  </text:list-item>
                  <text:list-item>
                    <text:p>32 x 24 background map of tiles</text:p>
                    <text:list>
                      <text:list-item>
                        <text:p>Two bytes per tile</text:p>
                        <text:list>
                          <text:list-item>
                            <text:p>9 bits tile index (512)</text:p>
                          </text:list-item>
                          <text:list-item>
                            <text:p>2 bits vertical, horizontal flip </text:p>
                          </text:list-item>
                          <text:list-item>
                            <text:p>1 bit palette select</text:p>
                          </text:list-item>
                          <text:list-item>
                            <text:p>1 bit sprite overwrite</text:p>
                          </text:list-item>
                          <text:list-item>
                            <text:p>3 user bits</text:p>
                          </text:list-item>
                        </text:list>
                      </text:list-item>
                    </text:list>
                  </text:list-item>
                  <text:list-item>
                    <text:p>Sprites</text:p>
                    <text:list>
                      <text:list-item>
                        <text:p>64 sprites</text:p>
                      </text:list-item>
                      <text:list-item>
                        <text:p>8x8 or 8x16</text:p>
                      </text:list-item>
                      <text:list-item>
                        <text:p>256 byte table sets X, Y and tile index</text:p>
                        <text:list>
                          <text:list-item>
                            <text:p>Can only be one of first 256 tiles</text:p>
                          </text:list-item>
                          <text:list-item>
                            <text:p>All use palette 2</text:p>
                          </text:list-item>
                          <text:list-item>
                            <text:p>64 bytes “spare” … some games pack more tiles in her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und!</text:p>
              </text:list-item>
              <text:list-item>
                <text:p>Putting it all together</text:p>
              </text:list-item>
              <text:list-item>
                <text:p>Bug fixing</text:p>
                <text:list>
                  <text:list-item>
                    <text:p>debugging</text:p>
                  </text:list-item>
                </text:list>
              </text:list-item>
              <text:list-item>
                <text:p>Optimization</text:p>
              </text:list-item>
              <text:list-item>
                <text:p>Future direction</text:p>
                <text:list>
                  <text:list-item>
                    <text:p>YM2413</text:p>
                  </text:list-item>
                  <text:list-item>
                    <text:p>GameGear</text:p>
                  </text:list-item>
                  <text:list-item>
                    <text:p>Save games</text:p>
                  </text:list-item>
                </text:list>
              </text:list-item>
              <text:list-item>
                <text:p>BBC Emulato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17T22:16:34</dc:date>
    <meta:editing-duration>P2DT15H50M11S</meta:editing-duration>
    <meta:editing-cycles>6</meta:editing-cycles>
    <meta:generator>LibreOffice/3.5$Linux_X86_64 LibreOffice_project/350m1$Build-2</meta:generator>
    <meta:document-statistic meta:object-count="61"/>
  </office:meta>
</office:document-meta>
</file>